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" style:family="table-cell" style:parent-style-name="Default">
      <style:text-properties style:text-overline-style="solid" style:text-overline-width="auto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lixster" table:style-name="ta1" table:print="false">
        <table:table-column table:style-name="co1" table:number-columns-repeated="4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Default" table:number-columns-repeated="2"/>
          <table:table-cell/>
          <table:table-cell>
            <draw:frame table:end-cell-address="flixster.S18" table:end-x="0.4008in" table:end-y="0.0339in" draw:z-index="0" draw:style-name="gr1" svg:width="9.939in" svg:height="4.4055in" svg:x="0.2409in" svg:y="0.0803in">
              <draw:object draw:notify-on-update-of-ranges="flixster.E7:flixster.E17 flixster.F6:flixster.F6 flixster.F7:flixster.F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>
            <text:p>RMS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andom</text:p>
          </table:table-cell>
          <table:table-cell office:value-type="float" office:value="0.34986">
            <text:p>0.349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lope One</text:p>
          </table:table-cell>
          <table:table-cell office:value-type="float" office:value="0.225575">
            <text:p>0.225575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Unresyst </text:p>
            <text:p>friends</text:p>
          </table:table-cell>
          <table:table-cell office:value-type="float" office:value="0.340405">
            <text:p>0.34040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Unresyst</text:p>
            <text:p>object biases</text:p>
          </table:table-cell>
          <table:table-cell office:value-type="float" office:value="0.318892">
            <text:p>0.31889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Unresyst</text:p>
            <text:p>subject biases</text:p>
          </table:table-cell>
          <table:table-cell office:value-type="float" office:value="0.257785">
            <text:p>0.257785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Unresyst</text:p>
            <text:p>all biases</text:p>
            <text:p>average</text:p>
          </table:table-cell>
          <table:table-cell office:value-type="float" office:value="0.250455">
            <text:p>0.250455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Unresyst</text:p>
            <text:p>all biases</text:p>
            <text:p>certainty factor</text:p>
          </table:table-cell>
          <table:table-cell office:value-type="float" office:value="0.242736">
            <text:p>0.242736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Unresyst</text:p>
            <text:p>all biases</text:p>
            <text:p>twisted average</text:p>
          </table:table-cell>
          <table:table-cell office:value-type="float" office:value="0.22087">
            <text:p>0.22087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Unresyst</text:p>
            <text:p>friends, biases</text:p>
            <text:p>twisted average</text:p>
          </table:table-cell>
          <table:table-cell office:value-type="float" office:value="0.218237">
            <text:p>0.218237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Hybrid of </text:p>
            <text:p>Unresyst</text:p>
            <text:p>and <text:s/>Slope One</text:p>
          </table:table-cell>
          <table:table-cell office:value-type="float" office:value="0.207439">
            <text:p>0.207439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Unresyst above</text:p>
            <text:p>Slope One</text:p>
          </table:table-cell>
          <table:table-cell office:value-type="float" office:value="0.206578">
            <text:p>0.206578</text:p>
          </table:table-cell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6"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travel" table:style-name="ta1" table:print="false">
        <table:table-column table:style-name="co1" table:number-columns-repeated="4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Default" table:number-columns-repeated="2"/>
          <table:table-cell/>
          <table:table-cell>
            <draw:frame table:end-cell-address="travel.S18" table:end-x="0.4008in" table:end-y="0.0323in" draw:z-index="0" draw:style-name="gr1" svg:width="9.939in" svg:height="3.9736in" svg:x="0.2409in" svg:y="0.0803in">
              <draw:object draw:notify-on-update-of-ranges="travel.E7:travel.E15 travel.F6:travel.F6 travel.F7:travel.F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3" office:value-type="string">
            <text:p>Ran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andom</text:p>
          </table:table-cell>
          <table:table-cell office:value-type="float" office:value="0.501684">
            <text:p>0.5016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lope One</text:p>
          </table:table-cell>
          <table:table-cell office:value-type="float" office:value="0.501684">
            <text:p>0.501684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Unresyst</text:p>
            <text:p>Mouse move</text:p>
          </table:table-cell>
          <table:table-cell office:value-type="float" office:value="0.501186">
            <text:p>0.501186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Unresyst</text:p>
            <text:p>bias most viewed</text:p>
          </table:table-cell>
          <table:table-cell office:value-type="float" office:value="0.291246">
            <text:p>0.291246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Unresyst</text:p>
            <text:p>bias most clicked</text:p>
          </table:table-cell>
          <table:table-cell office:value-type="float" office:value="0.368687">
            <text:p>0.368687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Unresyst</text:p>
            <text:p>bias most mouse </text:p>
            <text:p>moved</text:p>
          </table:table-cell>
          <table:table-cell office:value-type="float" office:value="0.326599">
            <text:p>0.326599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Unresyst</text:p>
            <text:p>combination of all </text:p>
            <text:p>successful rules</text:p>
          </table:table-cell>
          <table:table-cell office:value-type="float" office:value="0.250765">
            <text:p>0.250765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Hybrid of </text:p>
            <text:p>Unresyst</text:p>
            <text:p>and <text:s/>Slope One</text:p>
          </table:table-cell>
          <table:table-cell office:value-type="float" office:value="0.250765">
            <text:p>0.25076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Unresyst above</text:p>
            <text:p>Slope One</text:p>
          </table:table-cell>
          <table:table-cell office:value-type="float" office:value="0.251148">
            <text:p>0.251148</text:p>
          </table:table-cell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6"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astfm" table:style-name="ta1" table:print="false">
        <table:table-column table:style-name="co1" table:number-columns-repeated="4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Default" table:number-columns-repeated="2"/>
          <table:table-cell/>
          <table:table-cell>
            <draw:frame table:end-cell-address="lastfm.S18" table:end-x="0.4008in" table:end-y="0.0319in" draw:z-index="0" draw:style-name="gr1" svg:width="9.939in" svg:height="3.9669in" svg:x="0.2409in" svg:y="0.0803in">
              <draw:object draw:notify-on-update-of-ranges="lastfm.E6:lastfm.E6 lastfm.E7:lastfm.E15 lastfm.F6:lastfm.F6 lastfm.F7:lastfm.F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3" office:value-type="string">
            <text:p>Ran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andom</text:p>
          </table:table-cell>
          <table:table-cell office:value-type="float" office:value="0.496207">
            <text:p>0.4962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lope One</text:p>
          </table:table-cell>
          <table:table-cell office:value-type="float" office:value="0.499361">
            <text:p>0.499361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2" office:value-type="string">
            <text:p>Unresyst</text:p>
            <text:p>gender cluster</text:p>
          </table:table-cell>
          <table:table-cell office:value-type="float" office:value="0.275451">
            <text:p>0.275451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Unresyst</text:p>
            <text:p>country cluster</text:p>
          </table:table-cell>
          <table:table-cell office:value-type="float" office:value="0.463337">
            <text:p>0.463337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Unresyst</text:p>
            <text:p>bias most </text:p>
            <text:p>listened tracks</text:p>
          </table:table-cell>
          <table:table-cell office:value-type="float" office:value="0.490121">
            <text:p>0.49012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Unresyst</text:p>
            <text:p>similar age</text:p>
          </table:table-cell>
          <table:table-cell office:value-type="float" office:value="0.330009">
            <text:p>0.330009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Unresyst</text:p>
            <text:p>ender specific</text:p>
            <text:p>tags</text:p>
          </table:table-cell>
          <table:table-cell office:value-type="float" office:value="0.490963">
            <text:p>0.490963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Unresyst </text:p>
            <text:p>combination of </text:p>
            <text:p>Successful rules</text:p>
          </table:table-cell>
          <table:table-cell office:value-type="float" office:value="0.184017">
            <text:p>0.18401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Unresyst above</text:p>
            <text:p>Slope One</text:p>
          </table:table-cell>
          <table:table-cell office:value-type="float" office:value="0.184017">
            <text:p>0.184017</text:p>
          </table:table-cell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6"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04/13/2011</text:date>, <text:time>16:2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1T10:58:45</meta:creation-date>
    <meta:editing-duration>PT07H48M05S</meta:editing-duration>
    <meta:editing-cycles>9</meta:editing-cycles>
    <meta:generator>OpenOffice.org/3.2$Linux OpenOffice.org_project/320m12$Build-9483</meta:generator>
    <meta:initial-creator>pcv </meta:initial-creator>
    <dc:date>2011-04-13T16:20:39</dc:date>
    <dc:creator>pcv </dc:creator>
    <meta:document-statistic meta:table-count="5" meta:cell-count="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tacked="true"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246cm" svg:height="11.191cm" xlink:href=".." chart:class="chart:line" chart:style-name="ch1">
        <chart:legend chart:legend-position="end" svg:x="23.775cm" svg:y="3.668cm" chart:style-name="ch2"/>
        <chart:plot-area chart:style-name="ch3" table:cell-range-address="flixster.E6:flixster.F17" chart:data-source-has-labels="both" svg:x="0.503cm" svg:y="0.222cm" svg:width="24.177cm" svg:height="10.519cm">
          <chart:axis chart:dimension="x" chart:name="primary-x" chart:style-name="ch4">
            <chart:categories table:cell-range-address="flixster.E7:flixster.E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ixster.F7:flixster.F17" chart:label-cell-address="flixster.F6:flixster.F6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lixster.F6:flixster.F6">RMSE</text:p>
              </table:table-cell>
            </table:table-row>
          </table:table-header-rows>
          <table:table-rows>
            <table:table-row>
              <table:table-cell office:value-type="string">
                <text:p text:id="flixster.E7:flixster.E17">Random</text:p>
              </table:table-cell>
              <table:table-cell office:value-type="float" office:value="0.34986">
                <text:p text:id="flixster.F7:flixster.F17">0.34986</text:p>
              </table:table-cell>
            </table:table-row>
            <table:table-row>
              <table:table-cell office:value-type="string">
                <text:p>Slope One</text:p>
              </table:table-cell>
              <table:table-cell office:value-type="float" office:value="0.225575">
                <text:p>0.225575</text:p>
              </table:table-cell>
            </table:table-row>
            <table:table-row>
              <table:table-cell office:value-type="string">
                <text:p>Unresyst 
friends</text:p>
              </table:table-cell>
              <table:table-cell office:value-type="float" office:value="0.340405">
                <text:p>0.340405</text:p>
              </table:table-cell>
            </table:table-row>
            <table:table-row>
              <table:table-cell office:value-type="string">
                <text:p>Unresyst
object biases</text:p>
              </table:table-cell>
              <table:table-cell office:value-type="float" office:value="0.318892">
                <text:p>0.318892</text:p>
              </table:table-cell>
            </table:table-row>
            <table:table-row>
              <table:table-cell office:value-type="string">
                <text:p>Unresyst
subject biases</text:p>
              </table:table-cell>
              <table:table-cell office:value-type="float" office:value="0.257785">
                <text:p>0.257785</text:p>
              </table:table-cell>
            </table:table-row>
            <table:table-row>
              <table:table-cell office:value-type="string">
                <text:p>Unresyst
all biases
average</text:p>
              </table:table-cell>
              <table:table-cell office:value-type="float" office:value="0.250455">
                <text:p>0.250455</text:p>
              </table:table-cell>
            </table:table-row>
            <table:table-row>
              <table:table-cell office:value-type="string">
                <text:p>Unresyst
all biases
certainty factor</text:p>
              </table:table-cell>
              <table:table-cell office:value-type="float" office:value="0.242736">
                <text:p>0.242736</text:p>
              </table:table-cell>
            </table:table-row>
            <table:table-row>
              <table:table-cell office:value-type="string">
                <text:p>Unresyst
all biases
twisted average</text:p>
              </table:table-cell>
              <table:table-cell office:value-type="float" office:value="0.22087">
                <text:p>0.22087</text:p>
              </table:table-cell>
            </table:table-row>
            <table:table-row>
              <table:table-cell office:value-type="string">
                <text:p>Unresyst
friends, biases
twisted average</text:p>
              </table:table-cell>
              <table:table-cell office:value-type="float" office:value="0.218237">
                <text:p>0.218237</text:p>
              </table:table-cell>
            </table:table-row>
            <table:table-row>
              <table:table-cell office:value-type="string">
                <text:p>Hybrid of 
Unresyst
and  Slope One</text:p>
              </table:table-cell>
              <table:table-cell office:value-type="float" office:value="0.207439">
                <text:p>0.207439</text:p>
              </table:table-cell>
            </table:table-row>
            <table:table-row>
              <table:table-cell office:value-type="string">
                <text:p>Unresyst above
Slope One</text:p>
              </table:table-cell>
              <table:table-cell office:value-type="float" office:value="0.206578">
                <text:p>0.2065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tacked="true"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246cm" svg:height="10.069cm" xlink:href=".." chart:class="chart:line" chart:style-name="ch1">
        <chart:legend chart:legend-position="end" svg:x="23.775cm" svg:y="3.301cm" chart:style-name="ch2"/>
        <chart:plot-area chart:style-name="ch3" table:cell-range-address="travel.E6:travel.F15" chart:data-source-has-labels="both" svg:x="0.502cm" svg:y="0.2cm" svg:width="24.177cm" svg:height="9.463cm">
          <chart:axis chart:dimension="x" chart:name="primary-x" chart:style-name="ch4">
            <chart:categories table:cell-range-address="travel.E7:travel.E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ravel.F7:travel.F15" chart:label-cell-address="travel.F6:travel.F6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ravel.F6:travel.F6">Rank</text:p>
              </table:table-cell>
            </table:table-row>
          </table:table-header-rows>
          <table:table-rows>
            <table:table-row>
              <table:table-cell office:value-type="string">
                <text:p text:id="travel.E7:travel.E15">Random</text:p>
              </table:table-cell>
              <table:table-cell office:value-type="float" office:value="0.501684">
                <text:p text:id="travel.F7:travel.F15">0.501684</text:p>
              </table:table-cell>
            </table:table-row>
            <table:table-row>
              <table:table-cell office:value-type="string">
                <text:p>Slope One</text:p>
              </table:table-cell>
              <table:table-cell office:value-type="float" office:value="0.501684">
                <text:p>0.501684</text:p>
              </table:table-cell>
            </table:table-row>
            <table:table-row>
              <table:table-cell office:value-type="string">
                <text:p>Unresyst
Mouse move</text:p>
              </table:table-cell>
              <table:table-cell office:value-type="float" office:value="0.501186">
                <text:p>0.501186</text:p>
              </table:table-cell>
            </table:table-row>
            <table:table-row>
              <table:table-cell office:value-type="string">
                <text:p>Unresyst
bias most viewed</text:p>
              </table:table-cell>
              <table:table-cell office:value-type="float" office:value="0.291246">
                <text:p>0.291246</text:p>
              </table:table-cell>
            </table:table-row>
            <table:table-row>
              <table:table-cell office:value-type="string">
                <text:p>Unresyst
bias most clicked</text:p>
              </table:table-cell>
              <table:table-cell office:value-type="float" office:value="0.368687">
                <text:p>0.368687</text:p>
              </table:table-cell>
            </table:table-row>
            <table:table-row>
              <table:table-cell office:value-type="string">
                <text:p>Unresyst
bias most mouse 
moved</text:p>
              </table:table-cell>
              <table:table-cell office:value-type="float" office:value="0.326599">
                <text:p>0.326599</text:p>
              </table:table-cell>
            </table:table-row>
            <table:table-row>
              <table:table-cell office:value-type="string">
                <text:p>Unresyst
combination of all 
successful rules</text:p>
              </table:table-cell>
              <table:table-cell office:value-type="float" office:value="0.250765">
                <text:p>0.250765</text:p>
              </table:table-cell>
            </table:table-row>
            <table:table-row>
              <table:table-cell office:value-type="string">
                <text:p>Hybrid of 
Unresyst
and  Slope One</text:p>
              </table:table-cell>
              <table:table-cell office:value-type="float" office:value="0.250765">
                <text:p>0.250765</text:p>
              </table:table-cell>
            </table:table-row>
            <table:table-row>
              <table:table-cell office:value-type="string">
                <text:p>Unresyst above
Slope One</text:p>
              </table:table-cell>
              <table:table-cell office:value-type="float" office:value="0.251148">
                <text:p>0.251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tacked="true"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246cm" svg:height="10.077cm" xlink:href=".." chart:class="chart:line" chart:style-name="ch1">
        <chart:legend chart:legend-position="end" svg:x="23.775cm" svg:y="3.303cm" chart:style-name="ch2"/>
        <chart:plot-area chart:style-name="ch3" table:cell-range-address="lastfm.E6:lastfm.F15" chart:data-source-has-labels="both" svg:x="0.502cm" svg:y="0.2cm" svg:width="24.177cm" svg:height="9.471cm">
          <chart:axis chart:dimension="x" chart:name="primary-x" chart:style-name="ch4">
            <chart:categories table:cell-range-address="lastfm.E7:lastfm.E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astfm.F7:lastfm.F15" chart:label-cell-address="lastfm.F6:lastfm.F6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astfm.F6:lastfm.F6">Rank</text:p>
              </table:table-cell>
            </table:table-row>
          </table:table-header-rows>
          <table:table-rows>
            <table:table-row>
              <table:table-cell office:value-type="string">
                <text:p text:id="lastfm.E7:lastfm.E15">Random</text:p>
              </table:table-cell>
              <table:table-cell office:value-type="float" office:value="0.496207">
                <text:p text:id="lastfm.F7:lastfm.F15">0.496207</text:p>
              </table:table-cell>
            </table:table-row>
            <table:table-row>
              <table:table-cell office:value-type="string">
                <text:p>Slope One</text:p>
              </table:table-cell>
              <table:table-cell office:value-type="float" office:value="0.499361">
                <text:p>0.499361</text:p>
              </table:table-cell>
            </table:table-row>
            <table:table-row>
              <table:table-cell office:value-type="string">
                <text:p>Unresyst
gender cluster</text:p>
              </table:table-cell>
              <table:table-cell office:value-type="float" office:value="0.275451">
                <text:p>0.275451</text:p>
              </table:table-cell>
            </table:table-row>
            <table:table-row>
              <table:table-cell office:value-type="string">
                <text:p>Unresyst
country cluster</text:p>
              </table:table-cell>
              <table:table-cell office:value-type="float" office:value="0.463337">
                <text:p>0.463337</text:p>
              </table:table-cell>
            </table:table-row>
            <table:table-row>
              <table:table-cell office:value-type="string">
                <text:p>Unresyst
bias most 
listened tracks</text:p>
              </table:table-cell>
              <table:table-cell office:value-type="float" office:value="0.490121">
                <text:p>0.490121</text:p>
              </table:table-cell>
            </table:table-row>
            <table:table-row>
              <table:table-cell office:value-type="string">
                <text:p>Unresyst
similar age</text:p>
              </table:table-cell>
              <table:table-cell office:value-type="float" office:value="0.330009">
                <text:p>0.330009</text:p>
              </table:table-cell>
            </table:table-row>
            <table:table-row>
              <table:table-cell office:value-type="string">
                <text:p>Unresyst
ender specific
tags</text:p>
              </table:table-cell>
              <table:table-cell office:value-type="float" office:value="0.490963">
                <text:p>0.490963</text:p>
              </table:table-cell>
            </table:table-row>
            <table:table-row>
              <table:table-cell office:value-type="string">
                <text:p>Unresyst 
combination of 
Successful rules</text:p>
              </table:table-cell>
              <table:table-cell office:value-type="float" office:value="0.184017">
                <text:p>0.184017</text:p>
              </table:table-cell>
            </table:table-row>
            <table:table-row>
              <table:table-cell office:value-type="string">
                <text:p>Unresyst above
Slope One</text:p>
              </table:table-cell>
              <table:table-cell office:value-type="float" office:value="0.184017">
                <text:p>0.184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